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1.598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1.575cm"/>
    </style:style>
    <style:style style:name="co14" style:family="table-column">
      <style:table-column-properties fo:break-before="auto" style:column-width="1.385cm"/>
    </style:style>
    <style:style style:name="co15" style:family="table-column">
      <style:table-column-properties fo:break-before="auto" style:column-width="1.145cm"/>
    </style:style>
    <style:style style:name="co16" style:family="table-column">
      <style:table-column-properties fo:break-before="auto" style:column-width="1.45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8.521cm"/>
    </style:style>
    <style:style style:name="co20" style:family="table-column">
      <style:table-column-properties fo:break-before="auto" style:column-width="4.676cm"/>
    </style:style>
    <style:style style:name="co21" style:family="table-column">
      <style:table-column-properties fo:break-before="auto" style:column-width="7.551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3.253cm"/>
    </style:style>
    <style:style style:name="co24" style:family="table-column">
      <style:table-column-properties fo:break-before="auto" style:column-width="7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4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 style:data-style-name="N100">
      <style:text-properties style:font-name="Liberation Sans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number-columns-repeated="3" table:default-cell-style-name="ce6"/>
        <table:table-column table:style-name="co15" table:default-cell-style-name="Default"/>
        <table:table-column table:style-name="co14" table:number-columns-repeated="2" table:default-cell-style-name="Default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Default"/>
        <table:table-column table:style-name="co14" table:default-cell-style-name="ce6"/>
        <table:table-column table:style-name="co17" table:default-cell-style-name="ce6"/>
        <table:table-column table:style-name="co4" table:number-columns-repeated="2" table:default-cell-style-name="ce6"/>
        <table:table-column table:style-name="co18" table:number-columns-repeated="37" table:default-cell-style-name="Default"/>
        <table:table-row table:style-name="ro1">
          <table:table-cell table:style-name="ce1" office:value-type="string" calcext:value-type="string">
            <text:p>ArtNr</text:p>
          </table:table-cell>
          <table:table-cell table:style-name="ce1" office:value-type="string" calcext:value-type="string">
            <text:p>Bezeichnung1</text:p>
          </table:table-cell>
          <table:table-cell table:style-name="ce1" office:value-type="string" calcext:value-type="string">
            <text:p>Bezeichnung2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USt</text:p>
          </table:table-cell>
          <table:table-cell table:style-name="ce5" office:value-type="string" calcext:value-type="string">
            <text:p>Brutto-netto</text:p>
          </table:table-cell>
          <table:table-cell table:style-name="ce5"/>
          <table:table-cell table:style-name="ce1" table:number-columns-repeated="3"/>
          <table:table-cell table:style-name="ce5" table:number-columns-repeated="4"/>
          <table:table-cell table:style-name="ce1" table:number-columns-repeated="3"/>
          <table:table-cell table:style-name="ce5" table:number-columns-repeated="4"/>
          <table:table-cell table:style-name="ce1" table:number-columns-repeated="3"/>
          <table:table-cell table:style-name="ce5" table:number-columns-repeated="3"/>
          <table:table-cell table:style-name="ce1"/>
          <table:table-cell table:style-name="ce5" table:number-columns-repeated="4"/>
          <table:table-cell table:style-name="ce1" table:number-columns-repeated="37"/>
        </table:table-row>
        <table:table-row table:style-name="ro1">
          <table:table-cell office:value-type="string" calcext:value-type="string">
            <text:p>333-1</text:p>
          </table:table-cell>
          <table:table-cell office:value-type="string" calcext:value-type="string">
            <text:p>Material gem. Aufstellung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3-2</text:p>
          </table:table-cell>
          <table:table-cell office:value-type="string" calcext:value-type="string">
            <text:p>Arbeitszeit Auszubildende/r</text:p>
          </table:table-cell>
          <table:table-cell/>
          <table:table-cell office:value-type="float" office:value="25" calcext:value-type="float">
            <text:p>25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3-3</text:p>
          </table:table-cell>
          <table:table-cell office:value-type="string" calcext:value-type="string">
            <text:p>Arbeitszeit Geselle/in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3-4</text:p>
          </table:table-cell>
          <table:table-cell office:value-type="string" calcext:value-type="string">
            <text:p>Arbeitszeit Meister/in</text:p>
          </table:table-cell>
          <table:table-cell/>
          <table:table-cell office:value-type="float" office:value="68" calcext:value-type="float">
            <text:p>68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3-5</text:p>
          </table:table-cell>
          <table:table-cell office:value-type="string" calcext:value-type="string">
            <text:p>Arbeitszeit Architekt/in</text:p>
          </table:table-cell>
          <table:table-cell/>
          <table:table-cell office:value-type="float" office:value="181" calcext:value-type="float">
            <text:p>181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20-1</text:p>
          </table:table-cell>
          <table:table-cell office:value-type="string" calcext:value-type="string">
            <text:p>Schreibtisch „Präsident“</text:p>
          </table:table-cell>
          <table:table-cell/>
          <table:table-cell office:value-type="float" office:value="7107.5" calcext:value-type="float">
            <text:p>7.107,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20-2</text:p>
          </table:table-cell>
          <table:table-cell office:value-type="string" calcext:value-type="string">
            <text:p>Bücherschrank „Präsident“</text:p>
          </table:table-cell>
          <table:table-cell/>
          <table:table-cell office:value-type="float" office:value="9480" calcext:value-type="float">
            <text:p>9.480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20-3</text:p>
          </table:table-cell>
          <table:table-cell office:value-type="string" calcext:value-type="string">
            <text:p>Standuhr „Präsident“</text:p>
          </table:table-cell>
          <table:table-cell/>
          <table:table-cell office:value-type="float" office:value="4733" calcext:value-type="float">
            <text:p>4.733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20-4</text:p>
          </table:table-cell>
          <table:table-cell office:value-type="string" calcext:value-type="string">
            <text:p>Stehpult „Präsident“</text:p>
          </table:table-cell>
          <table:table-cell/>
          <table:table-cell office:value-type="float" office:value="2375" calcext:value-type="float">
            <text:p>2.375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20-5</text:p>
          </table:table-cell>
          <table:table-cell office:value-type="string" calcext:value-type="string">
            <text:p>Sideboard „Präsident“</text:p>
          </table:table-cell>
          <table:table-cell/>
          <table:table-cell office:value-type="float" office:value="6540" calcext:value-type="float">
            <text:p>6.540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430-1</text:p>
          </table:table-cell>
          <table:table-cell office:value-type="string" calcext:value-type="string">
            <text:p>Aktenschrank „bauhaus“</text:p>
          </table:table-cell>
          <table:table-cell/>
          <table:table-cell office:value-type="float" office:value="2829.48" calcext:value-type="float">
            <text:p>2.829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430-2</text:p>
          </table:table-cell>
          <table:table-cell office:value-type="string" calcext:value-type="string">
            <text:p>Schreibtisch „bauhaus“</text:p>
          </table:table-cell>
          <table:table-cell/>
          <table:table-cell office:value-type="float" office:value="2344.9" calcext:value-type="float">
            <text:p>2.344,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30-3</text:p>
          </table:table-cell>
          <table:table-cell office:value-type="string" calcext:value-type="string">
            <text:p>Stehpult „bauhaus“</text:p>
          </table:table-cell>
          <table:table-cell/>
          <table:table-cell office:value-type="float" office:value="836.4" calcext:value-type="float">
            <text:p>836,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40-1</text:p>
          </table:table-cell>
          <table:table-cell office:value-type="string" calcext:value-type="string">
            <text:p>Aktenschrank „Plato“</text:p>
          </table:table-cell>
          <table:table-cell/>
          <table:table-cell office:value-type="float" office:value="830" calcext:value-type="float">
            <text:p>830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40-2</text:p>
          </table:table-cell>
          <table:table-cell office:value-type="string" calcext:value-type="string">
            <text:p>Schreibtisch „Diogenes“</text:p>
          </table:table-cell>
          <table:table-cell/>
          <table:table-cell office:value-type="float" office:value="665.1" calcext:value-type="float">
            <text:p>665,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40-3</text:p>
          </table:table-cell>
          <table:table-cell office:value-type="string" calcext:value-type="string">
            <text:p>Stehpult „Cicero“</text:p>
          </table:table-cell>
          <table:table-cell/>
          <table:table-cell office:value-type="float" office:value="315.6" calcext:value-type="float">
            <text:p>315,6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19563" calcext:value-type="float">
            <text:p>19563</text:p>
          </table:table-cell>
          <table:table-cell office:value-type="string" calcext:value-type="string">
            <text:p>Kurierfahrt, PKW</text:p>
          </table:table-cell>
          <table:table-cell/>
          <table:table-cell office:value-type="float" office:value="2.4" calcext:value-type="float">
            <text:p>2,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19564" calcext:value-type="float">
            <text:p>19564</text:p>
          </table:table-cell>
          <table:table-cell office:value-type="string" calcext:value-type="string">
            <text:p>Transport, LKW 3 to</text:p>
          </table:table-cell>
          <table:table-cell/>
          <table:table-cell office:value-type="float" office:value="6.8" calcext:value-type="float">
            <text:p>6,8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string" calcext:value-type="string">
            <text:p>Transport, LKW 7 to</text:p>
          </table:table-cell>
          <table:table-cell/>
          <table:table-cell office:value-type="float" office:value="9.2" calcext:value-type="float">
            <text:p>9,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-416</text:p>
          </table:table-cell>
          <table:table-cell office:value-type="string" calcext:value-type="string">
            <text:p>Schälfunier, Buche, 2 mm</text:p>
          </table:table-cell>
          <table:table-cell office:value-type="string" calcext:value-type="string">
            <text:p>2.500 mm x 15.000 mm</text:p>
          </table:table-cell>
          <table:table-cell table:style-name="ce4" office:value-type="float" office:value="214.6" calcext:value-type="float">
            <text:p>214,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-432</text:p>
          </table:table-cell>
          <table:table-cell office:value-type="string" calcext:value-type="string">
            <text:p>Schälfunier, Eiche, 2mm</text:p>
          </table:table-cell>
          <table:table-cell office:value-type="string" calcext:value-type="string">
            <text:p>2.500 mm x 15.000 mm</text:p>
          </table:table-cell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-416</text:p>
          </table:table-cell>
          <table:table-cell office:value-type="string" calcext:value-type="string">
            <text:p>Schälfunier, Kirsche, 2mm</text:p>
          </table:table-cell>
          <table:table-cell office:value-type="string" calcext:value-type="string">
            <text:p>2.500 mm x 15.000 mm</text:p>
          </table:table-cell>
          <table:table-cell table:style-name="ce4" office:value-type="float" office:value="344.9" calcext:value-type="float">
            <text:p>344,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4-219</text:p>
          </table:table-cell>
          <table:table-cell office:value-type="string" calcext:value-type="string">
            <text:p>Blattfunier, Palisander, 3 mm</text:p>
          </table:table-cell>
          <table:table-cell office:value-type="string" calcext:value-type="string">
            <text:p>3.000 mm x 3.000 mm</text:p>
          </table:table-cell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4-137</text:p>
          </table:table-cell>
          <table:table-cell office:value-type="string" calcext:value-type="string">
            <text:p>Blattfunier, Mahagoni, 3 mm</text:p>
          </table:table-cell>
          <table:table-cell office:value-type="string" calcext:value-type="string">
            <text:p>3.000 mm x 3.000 mm</text:p>
          </table:table-cell>
          <table:table-cell table:style-name="ce4" office:value-type="float" office:value="438.7" calcext:value-type="float">
            <text:p>438,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SPAX 3 x 30</text:p>
          </table:table-cell>
          <table:table-cell/>
          <table:table-cell table:style-name="ce4" office:value-type="float" office:value="3.22" calcext:value-type="float">
            <text:p>3,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3549" calcext:value-type="float">
            <text:p>33549</text:p>
          </table:table-cell>
          <table:table-cell office:value-type="string" calcext:value-type="string">
            <text:p>SPAX 4 x 50</text:p>
          </table:table-cell>
          <table:table-cell/>
          <table:table-cell table:style-name="ce4" office:value-type="float" office:value="4.1" calcext:value-type="float">
            <text:p>4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string" calcext:value-type="string">
            <text:p>SPAX 6 x 100</text:p>
          </table:table-cell>
          <table:table-cell/>
          <table:table-cell table:style-name="ce4" office:value-type="float" office:value="5.7" calcext:value-type="float">
            <text:p>5,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string" calcext:value-type="string">
            <text:p>Teleskopauszug, voll, 50cm</text:p>
          </table:table-cell>
          <table:table-cell/>
          <table:table-cell table:style-name="ce4" office:value-type="float" office:value="8.3" calcext:value-type="float">
            <text:p>8,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5111" calcext:value-type="float">
            <text:p>35111</text:p>
          </table:table-cell>
          <table:table-cell office:value-type="string" calcext:value-type="string">
            <text:p>Teleskopauszug, teil, 50cm</text:p>
          </table:table-cell>
          <table:table-cell/>
          <table:table-cell table:style-name="ce4" office:value-type="float" office:value="7.8" calcext:value-type="float">
            <text:p>7,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string" calcext:value-type="string">
            <text:p>Teleskopauszug, voll, 30cm</text:p>
          </table:table-cell>
          <table:table-cell/>
          <table:table-cell table:style-name="ce4" office:value-type="float" office:value="6.4" calcext:value-type="float">
            <text:p>6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string" calcext:value-type="string">
            <text:p>Teleskopauszug, teil, 30cm</text:p>
          </table:table-cell>
          <table:table-cell/>
          <table:table-cell table:style-name="ce4" office:value-type="float" office:value="5.9" calcext:value-type="float">
            <text:p>5,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 office:value-type="float" office:value="40123" calcext:value-type="float">
            <text:p>40123</text:p>
          </table:table-cell>
          <table:table-cell office:value-type="string" calcext:value-type="string">
            <text:p>Bettbeschläge, Messing</text:p>
          </table:table-cell>
          <table:table-cell/>
          <table:table-cell table:style-name="ce4" office:value-type="float" office:value="13.8" calcext:value-type="float">
            <text:p>13,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inigung ihrer Büroräume</text:p>
          </table:table-cell>
          <table:table-cell/>
          <table:table-cell office:value-type="float" office:value="1200" calcext:value-type="float">
            <text:p>1.200,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Benzin</text:p>
          </table:table-cell>
          <table:table-cell/>
          <table:table-cell office:value-type="float" office:value="1.45" calcext:value-type="float">
            <text:p>1,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/>
          <table:table-cell office:value-type="float" office:value="1.28" calcext:value-type="float">
            <text:p>1,2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" table:number-rows-repeated="1048539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Kunden" table:style-name="ta1">
        <table:table-column table:style-name="co19" table:default-cell-style-name="ce26"/>
        <table:table-column table:style-name="co18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18" table:default-cell-style-name="ce29"/>
        <table:table-column table:style-name="co18" table:default-cell-style-name="ce26"/>
        <table:table-column table:style-name="co23" table:default-cell-style-name="ce26"/>
        <table:table-column table:style-name="co18" table:number-columns-repeated="56" table:default-cell-style-name="ce26"/>
        <table:table-row table:style-name="ro1">
          <table:table-cell table:style-name="ce27"/>
          <table:table-cell table:style-name="ce27" office:value-type="string" calcext:value-type="string">
            <text:p>DebNr</text:p>
          </table:table-cell>
          <table:table-cell table:style-name="ce27" office:value-type="string" calcext:value-type="string">
            <text:p>Firma1</text:p>
          </table:table-cell>
          <table:table-cell table:style-name="ce27" office:value-type="string" calcext:value-type="string">
            <text:p>Firma2</text:p>
          </table:table-cell>
          <table:table-cell table:style-name="ce27" office:value-type="string" calcext:value-type="string">
            <text:p>Strasse</text:p>
          </table:table-cell>
          <table:table-cell table:style-name="ce30" office:value-type="string" calcext:value-type="string">
            <text:p>PLZ</text:p>
          </table:table-cell>
          <table:table-cell table:style-name="ce27" office:value-type="string" calcext:value-type="string">
            <text:p>Ort</text:p>
          </table:table-cell>
          <table:table-cell table:style-name="ce27" office:value-type="string" calcext:value-type="string">
            <text:p>Land</text:p>
          </table:table-cell>
          <table:table-cell table:style-name="ce27" office:value-type="string" calcext:value-type="string">
            <text:p>UStId</text:p>
          </table:table-cell>
          <table:table-cell table:style-name="ce27" table:number-columns-repeated="55"/>
        </table:table-row>
        <table:table-row table:style-name="ro1">
          <table:table-cell table:formula="of:=[.B2] &amp; &quot;-&quot; &amp; [.C2]" office:value-type="string" office:string-value="10001-Bad Wiesseer Trachtenhaus e.K." calcext:value-type="string">
            <text:p>10001-Bad Wiesseer Trachtenhaus e.K.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Bad Wiesseer Trachtenhaus e.K.</text:p>
          </table:table-cell>
          <table:table-cell office:value-type="string" calcext:value-type="string">
            <text:p>Inh. Madonna Louise Ciccone</text:p>
          </table:table-cell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3] &amp; &quot;-&quot; &amp; [.C3]" office:value-type="string" office:string-value="10002-design studio fischer GmbH" calcext:value-type="string">
            <text:p>10002-design studio fischer GmbH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design studio fischer GmbH</text:p>
          </table:table-cell>
          <table:table-cell table:style-name="Default"/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4] &amp; &quot;-&quot; &amp; [.C4]" office:value-type="string" office:string-value="10003-Juwelier L. F. Hirtreiter GmbH" calcext:value-type="string">
            <text:p>10003-Juwelier L. F. Hirtreiter GmbH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Juwelier L. F. Hirtreiter GmbH</text:p>
          </table:table-cell>
          <table:table-cell table:style-name="Default"/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5] &amp; &quot;-&quot; &amp; [.C5]" office:value-type="string" office:string-value="10004-Optik Höllerich" calcext:value-type="string">
            <text:p>10004-Optik Höllerich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Optik Höllerich</text:p>
          </table:table-cell>
          <table:table-cell table:style-name="Default"/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6] &amp; &quot;-&quot; &amp; [.C6]" office:value-type="string" office:string-value="10005-Kerner Abend- und Brautmoden e.K." calcext:value-type="string">
            <text:p>10005-Kerner Abend- und Brautmoden e.K.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Kerner Abend- und Brautmoden e.K.</text:p>
          </table:table-cell>
          <table:table-cell table:style-name="Default"/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7] &amp; &quot;-&quot; &amp; [.C7]" office:value-type="string" office:string-value="10006-Gaius Optus Einrichtungshaus e.K." calcext:value-type="string">
            <text:p>10006-Gaius Optus Einrichtungshaus e.K.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Gaius Optus Einrichtungshaus e.K.</text:p>
          </table:table-cell>
          <table:table-cell office:value-type="string" calcext:value-type="string">
            <text:p>Inhaber: Vincent D. Funier</text:p>
          </table:table-cell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8] &amp; &quot;-&quot; &amp; [.C8]" office:value-type="string" office:string-value="10007-Bürohaus Hütter + Schneider KG" calcext:value-type="string">
            <text:p>10007-Bürohaus Hütter + Schneider KG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Bürohaus Hütter + Schneider KG</text:p>
          </table:table-cell>
          <table:table-cell table:style-name="Default"/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9] &amp; &quot;-&quot; &amp; [.C9]" office:value-type="string" office:string-value="10008-Feinkost Stern e.K." calcext:value-type="string">
            <text:p>10008-Feinkost Stern e.K.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Inh. Heinz Georg Kramm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0] &amp; &quot;-&quot; &amp; [.C10]" office:value-type="string" office:string-value="10009-Curd J." calcext:value-type="string">
            <text:p>10009-Curd J.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Curd J.</text:p>
          </table:table-cell>
          <table:table-cell table:style-name="Default"/>
          <table:table-cell office:value-type="string" calcext:value-type="string">
            <text:p>--- Im Haus ---</text:p>
          </table:table-cell>
          <table:table-cell table:number-columns-repeated="2"/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1] &amp; &quot;-&quot; &amp; [.C11]" office:value-type="string" office:string-value="10010-Einrichtungshaus Spitzer und Eberhartinger" calcext:value-type="string">
            <text:p>10010-Einrichtungshaus Spitzer und Eberhartinger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Einrichtungshaus Spitzer und Eberhartinger</text:p>
          </table:table-cell>
          <table:table-cell table:style-name="Default"/>
          <table:table-cell table:style-name="ce28" office:value-type="string" calcext:value-type="string">
            <text:p>Birkenhang 27</text:p>
          </table:table-cell>
          <table:table-cell table:style-name="ce31"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style-name="ce32" office:value-type="string" calcext:value-type="string">
            <text:p>ÖSTERREICH</text:p>
          </table:table-cell>
          <table:table-cell office:value-type="string" calcext:value-type="string">
            <text:p>ATU79834152</text:p>
          </table:table-cell>
          <table:table-cell table:number-columns-repeated="55"/>
        </table:table-row>
        <table:table-row table:style-name="ro1">
          <table:table-cell table:formula="of:=[.B12] &amp; &quot;-&quot; &amp; [.C12]" office:value-type="string" office:string-value="10011-Harket, Waaktaar &amp; Furuholmen Studios" calcext:value-type="string">
            <text:p>10011-Harket, Waaktaar &amp; Furuholmen Studios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Harket, Waaktaar &amp; Furuholmen Studios</text:p>
          </table:table-cell>
          <table:table-cell table:style-name="Default"/>
          <table:table-cell table:style-name="ce28" office:value-type="string" calcext:value-type="string">
            <text:p>Prinsens gate 13</text:p>
          </table:table-cell>
          <table:table-cell table:style-name="ce31" office:value-type="string" calcext:value-type="string">
            <text:p>0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56"/>
        </table:table-row>
        <table:table-row table:style-name="ro1">
          <table:table-cell table:formula="of:=[.B13] &amp; &quot;-&quot; &amp; [.C13]" office:value-type="string" office:string-value="10012-Herr Heinz Georg Kramm" calcext:value-type="string">
            <text:p>10012-Herr Heinz Georg Kramm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Herr Heinz Georg Kramm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4] &amp; &quot;-&quot; &amp; [.C14]" office:value-type="string" office:string-value="10013-" calcext:value-type="string">
            <text:p>10013-</text:p>
          </table:table-cell>
          <table:table-cell office:value-type="float" office:value="10013" calcext:value-type="float">
            <text:p>10013</text:p>
          </table:table-cell>
          <table:table-cell table:number-columns-repeated="62"/>
        </table:table-row>
        <table:table-row table:style-name="ro1">
          <table:table-cell table:formula="of:=[.B15] &amp; &quot;-&quot; &amp; [.C15]" office:value-type="string" office:string-value="10014-" calcext:value-type="string">
            <text:p>10014-</text:p>
          </table:table-cell>
          <table:table-cell office:value-type="float" office:value="10014" calcext:value-type="float">
            <text:p>10014</text:p>
          </table:table-cell>
          <table:table-cell table:number-columns-repeated="62"/>
        </table:table-row>
        <table:table-row table:style-name="ro1">
          <table:table-cell table:formula="of:=[.B16] &amp; &quot;-&quot; &amp; [.C16]" office:value-type="string" office:string-value="10015-" calcext:value-type="string">
            <text:p>10015-</text:p>
          </table:table-cell>
          <table:table-cell office:value-type="float" office:value="10015" calcext:value-type="float">
            <text:p>10015</text:p>
          </table:table-cell>
          <table:table-cell table:number-columns-repeated="62"/>
        </table:table-row>
        <table:table-row table:style-name="ro1">
          <table:table-cell table:formula="of:=[.B17] &amp; &quot;-&quot; &amp; [.C17]" office:value-type="string" office:string-value="10016-" calcext:value-type="string">
            <text:p>10016-</text:p>
          </table:table-cell>
          <table:table-cell office:value-type="float" office:value="10016" calcext:value-type="float">
            <text:p>10016</text:p>
          </table:table-cell>
          <table:table-cell table:number-columns-repeated="62"/>
        </table:table-row>
        <table:table-row table:style-name="ro1">
          <table:table-cell table:formula="of:=[.B18] &amp; &quot;-&quot; &amp; [.C18]" office:value-type="string" office:string-value="10017-" calcext:value-type="string">
            <text:p>10017-</text:p>
          </table:table-cell>
          <table:table-cell office:value-type="float" office:value="10017" calcext:value-type="float">
            <text:p>10017</text:p>
          </table:table-cell>
          <table:table-cell table:number-columns-repeated="62"/>
        </table:table-row>
        <table:table-row table:style-name="ro1">
          <table:table-cell table:formula="of:=[.B19] &amp; &quot;-&quot; &amp; [.C19]" office:value-type="string" office:string-value="10018-" calcext:value-type="string">
            <text:p>10018-</text:p>
          </table:table-cell>
          <table:table-cell office:value-type="float" office:value="10018" calcext:value-type="float">
            <text:p>10018</text:p>
          </table:table-cell>
          <table:table-cell table:number-columns-repeated="62"/>
        </table:table-row>
        <table:table-row table:style-name="ro1">
          <table:table-cell table:formula="of:=[.B20] &amp; &quot;-&quot; &amp; [.C20]" office:value-type="string" office:string-value="10019-" calcext:value-type="string">
            <text:p>10019-</text:p>
          </table:table-cell>
          <table:table-cell office:value-type="float" office:value="10019" calcext:value-type="float">
            <text:p>10019</text:p>
          </table:table-cell>
          <table:table-cell table:number-columns-repeated="62"/>
        </table:table-row>
        <table:table-row table:style-name="ro1">
          <table:table-cell table:formula="of:=[.B21] &amp; &quot;-&quot; &amp; [.C21]" office:value-type="string" office:string-value="10020-" calcext:value-type="string">
            <text:p>10020-</text:p>
          </table:table-cell>
          <table:table-cell office:value-type="float" office:value="10020" calcext:value-type="float">
            <text:p>10020</text:p>
          </table:table-cell>
          <table:table-cell table:number-columns-repeated="62"/>
        </table:table-row>
        <table:table-row table:style-name="ro1">
          <table:table-cell table:formula="of:=[.B22] &amp; &quot;-&quot; &amp; [.C22]" office:value-type="string" office:string-value="10021-" calcext:value-type="string">
            <text:p>10021-</text:p>
          </table:table-cell>
          <table:table-cell office:value-type="float" office:value="10021" calcext:value-type="float">
            <text:p>10021</text:p>
          </table:table-cell>
          <table:table-cell table:number-columns-repeated="62"/>
        </table:table-row>
        <table:table-row table:style-name="ro1">
          <table:table-cell table:formula="of:=[.B23] &amp; &quot;-&quot; &amp; [.C23]" office:value-type="string" office:string-value="10022-" calcext:value-type="string">
            <text:p>10022-</text:p>
          </table:table-cell>
          <table:table-cell office:value-type="float" office:value="10022" calcext:value-type="float">
            <text:p>10022</text:p>
          </table:table-cell>
          <table:table-cell table:number-columns-repeated="62"/>
        </table:table-row>
        <table:table-row table:style-name="ro1">
          <table:table-cell table:formula="of:=[.B24] &amp; &quot;-&quot; &amp; [.C24]" office:value-type="string" office:string-value="10023-" calcext:value-type="string">
            <text:p>10023-</text:p>
          </table:table-cell>
          <table:table-cell office:value-type="float" office:value="10023" calcext:value-type="float">
            <text:p>10023</text:p>
          </table:table-cell>
          <table:table-cell table:number-columns-repeated="62"/>
        </table:table-row>
        <table:table-row table:style-name="ro1">
          <table:table-cell table:formula="of:=[.B25] &amp; &quot;-&quot; &amp; [.C25]" office:value-type="string" office:string-value="10024-" calcext:value-type="string">
            <text:p>10024-</text:p>
          </table:table-cell>
          <table:table-cell office:value-type="float" office:value="10024" calcext:value-type="float">
            <text:p>10024</text:p>
          </table:table-cell>
          <table:table-cell table:number-columns-repeated="62"/>
        </table:table-row>
        <table:table-row table:style-name="ro1">
          <table:table-cell table:formula="of:=[.B26] &amp; &quot;-&quot; &amp; [.C26]" office:value-type="string" office:string-value="10025-" calcext:value-type="string">
            <text:p>10025-</text:p>
          </table:table-cell>
          <table:table-cell office:value-type="float" office:value="10025" calcext:value-type="float">
            <text:p>10025</text:p>
          </table:table-cell>
          <table:table-cell table:number-columns-repeated="62"/>
        </table:table-row>
        <table:table-row table:style-name="ro1">
          <table:table-cell table:formula="of:=[.B27] &amp; &quot;-&quot; &amp; [.C27]" office:value-type="string" office:string-value="10026-" calcext:value-type="string">
            <text:p>10026-</text:p>
          </table:table-cell>
          <table:table-cell office:value-type="float" office:value="10026" calcext:value-type="float">
            <text:p>10026</text:p>
          </table:table-cell>
          <table:table-cell table:number-columns-repeated="62"/>
        </table:table-row>
        <table:table-row table:style-name="ro1">
          <table:table-cell table:formula="of:=[.B28] &amp; &quot;-&quot; &amp; [.C28]" office:value-type="string" office:string-value="10027-" calcext:value-type="string">
            <text:p>10027-</text:p>
          </table:table-cell>
          <table:table-cell office:value-type="float" office:value="10027" calcext:value-type="float">
            <text:p>10027</text:p>
          </table:table-cell>
          <table:table-cell table:number-columns-repeated="62"/>
        </table:table-row>
        <table:table-row table:style-name="ro1">
          <table:table-cell table:formula="of:=[.B29] &amp; &quot;-&quot; &amp; [.C29]" office:value-type="string" office:string-value="10028-" calcext:value-type="string">
            <text:p>10028-</text:p>
          </table:table-cell>
          <table:table-cell office:value-type="float" office:value="10028" calcext:value-type="float">
            <text:p>10028</text:p>
          </table:table-cell>
          <table:table-cell table:number-columns-repeated="62"/>
        </table:table-row>
        <table:table-row table:style-name="ro1">
          <table:table-cell table:formula="of:=[.B30] &amp; &quot;-&quot; &amp; [.C30]" office:value-type="string" office:string-value="10029-" calcext:value-type="string">
            <text:p>10029-</text:p>
          </table:table-cell>
          <table:table-cell office:value-type="float" office:value="10029" calcext:value-type="float">
            <text:p>10029</text:p>
          </table:table-cell>
          <table:table-cell table:number-columns-repeated="62"/>
        </table:table-row>
        <table:table-row table:style-name="ro1">
          <table:table-cell table:formula="of:=[.B31] &amp; &quot;-&quot; &amp; [.C31]" office:value-type="string" office:string-value="10030-" calcext:value-type="string">
            <text:p>10030-</text:p>
          </table:table-cell>
          <table:table-cell office:value-type="float" office:value="10030" calcext:value-type="float">
            <text:p>100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****************************************************************</text:p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mmdaten" table:style-name="ta1">
        <table:table-column table:style-name="co24" table:default-cell-style-name="ce26"/>
        <table:table-column table:style-name="co18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18" table:default-cell-style-name="ce29"/>
        <table:table-column table:style-name="co18" table:default-cell-style-name="ce26"/>
        <table:table-column table:style-name="co23" table:default-cell-style-name="ce26"/>
        <table:table-column table:style-name="co18" table:number-columns-repeated="56" table:default-cell-style-name="ce26"/>
        <table:table-row table:style-name="ro1">
          <table:table-cell office:value-type="string" calcext:value-type="string">
            <text:p>Jahr</text:p>
          </table:table-cell>
          <table:table-cell office:value-type="float" office:value="2023" calcext:value-type="float">
            <text:p>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ster Monat: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t-Satz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erstermonat" table:base-cell-address="$Stammdaten.$B$2" table:cell-range-address="$Stammdaten.$B$2"/>
        <table:named-range table:name="jahr" table:base-cell-address="$Stammdaten.$B$1" table:cell-range-address="$Stammdaten.$B$1"/>
        <table:named-range table:name="Kunden" table:base-cell-address="$Kunden.$D$17" table:cell-range-address="$Kunden.$A$1:.$I$31"/>
        <table:named-range table:name="UStSatz" table:base-cell-address="$Stammdaten.$A$4" table:cell-range-address="$Stammdaten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 style:data-style-name="N2" text:time-value="22:51:06.368108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1T19:58:30.889251907</meta:creation-date>
    <dc:date>2025-02-19T23:19:14.131990520</dc:date>
    <meta:editing-duration>PT21H45M40S</meta:editing-duration>
    <meta:editing-cycles>48</meta:editing-cycles>
    <meta:generator>LibreOffice/24.8.4.2$Linux_X86_64 LibreOffice_project/bb3cfa12c7b1bf994ecc5649a80400d06cd71002</meta:generator>
    <meta:document-statistic meta:table-count="3" meta:cell-count="321" meta:object-count="0"/>
  </office:meta>
</office:document-meta>
</file>